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099944949" calcext:value-type="float">
            <text:p>1,099944949</text:p>
          </table:table-cell>
          <table:table-cell office:value-type="float" office:value="0.573730588" calcext:value-type="float">
            <text:p>0,573730588</text:p>
          </table:table-cell>
          <table:table-cell office:value-type="float" office:value="0.00104738248" calcext:value-type="float">
            <text:p>0,0010473825</text:p>
          </table:table-cell>
          <table:table-cell office:value-type="float" office:value="0.00003932152322" calcext:value-type="float">
            <text:p>3,932152322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2677" calcext:value-type="float">
            <text:p>142677</text:p>
          </table:table-cell>
          <table:table-cell office:value-type="float" office:value="1.063171029" calcext:value-type="float">
            <text:p>1,063171029</text:p>
          </table:table-cell>
          <table:table-cell office:value-type="float" office:value="0.5959591269" calcext:value-type="float">
            <text:p>0,5959591269</text:p>
          </table:table-cell>
          <table:table-cell office:value-type="float" office:value="0.0006807206082" calcext:value-type="float">
            <text:p>0,0006807206</text:p>
          </table:table-cell>
          <table:table-cell office:value-type="float" office:value="0.000007127964636" calcext:value-type="float">
            <text:p>0,0000071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061" calcext:value-type="float">
            <text:p>143061</text:p>
          </table:table-cell>
          <table:table-cell office:value-type="float" office:value="1.107771993" calcext:value-type="float">
            <text:p>1,107771993</text:p>
          </table:table-cell>
          <table:table-cell office:value-type="float" office:value="0.5933892131" calcext:value-type="float">
            <text:p>0,5933892131</text:p>
          </table:table-cell>
          <table:table-cell office:value-type="float" office:value="0.001041514799" calcext:value-type="float">
            <text:p>0,0010415148</text:p>
          </table:table-cell>
          <table:table-cell office:value-type="float" office:value="0.00001066397454" calcext:value-type="float">
            <text:p>0,00001066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.025558472" calcext:value-type="float">
            <text:p>1,025558472</text:p>
          </table:table-cell>
          <table:table-cell office:value-type="float" office:value="0.5969583392" calcext:value-type="float">
            <text:p>0,5969583392</text:p>
          </table:table-cell>
          <table:table-cell office:value-type="float" office:value="0.0002266176598" calcext:value-type="float">
            <text:p>0,0002266177</text:p>
          </table:table-cell>
          <table:table-cell office:value-type="float" office:value="0.000003540900934" calcext:value-type="float">
            <text:p>3,540900934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3750" calcext:value-type="float">
            <text:p>143750</text:p>
          </table:table-cell>
          <table:table-cell office:value-type="float" office:value="1.030971169" calcext:value-type="float">
            <text:p>1,030971169</text:p>
          </table:table-cell>
          <table:table-cell office:value-type="float" office:value="0.599799335" calcext:value-type="float">
            <text:p>0,599799335</text:p>
          </table:table-cell>
          <table:table-cell office:value-type="float" office:value="0.0003643928212" calcext:value-type="float">
            <text:p>0,0003643928</text:p>
          </table:table-cell>
          <table:table-cell office:value-type="float" office:value="0.000003537794328" calcext:value-type="float">
            <text:p>3,537794328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4036" calcext:value-type="float">
            <text:p>144036</text:p>
          </table:table-cell>
          <table:table-cell office:value-type="float" office:value="1.060435891" calcext:value-type="float">
            <text:p>1,060435891</text:p>
          </table:table-cell>
          <table:table-cell office:value-type="float" office:value="0.5847119093" calcext:value-type="float">
            <text:p>0,5847119093</text:p>
          </table:table-cell>
          <table:table-cell office:value-type="float" office:value="0.000353089883" calcext:value-type="float">
            <text:p>0,0003530899</text:p>
          </table:table-cell>
          <table:table-cell office:value-type="float" office:value="0.000003530898994" calcext:value-type="float">
            <text:p>3,530898994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4276" calcext:value-type="float">
            <text:p>144276</text:p>
          </table:table-cell>
          <table:table-cell office:value-type="float" office:value="1.031815171" calcext:value-type="float">
            <text:p>1,031815171</text:p>
          </table:table-cell>
          <table:table-cell office:value-type="float" office:value="0.5958402157" calcext:value-type="float">
            <text:p>0,5958402157</text:p>
          </table:table-cell>
          <table:table-cell office:value-type="float" office:value="0.0002326524118" calcext:value-type="float">
            <text:p>0,0002326524</text:p>
          </table:table-cell>
          <table:table-cell office:value-type="float" office:value="0.000003525036618" calcext:value-type="float">
            <text:p>0,00000352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4437" calcext:value-type="float">
            <text:p>144437</text:p>
          </table:table-cell>
          <table:table-cell office:value-type="float" office:value="1.07788682" calcext:value-type="float">
            <text:p>1,07788682</text:p>
          </table:table-cell>
          <table:table-cell office:value-type="float" office:value="0.5941497087" calcext:value-type="float">
            <text:p>0,5941497087</text:p>
          </table:table-cell>
          <table:table-cell office:value-type="float" office:value="0.000478869857" calcext:value-type="float">
            <text:p>0,0004788699</text:p>
          </table:table-cell>
          <table:table-cell office:value-type="float" office:value="0.000003521101917" calcext:value-type="float">
            <text:p>3,521101917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4787" calcext:value-type="float">
            <text:p>144787</text:p>
          </table:table-cell>
          <table:table-cell office:value-type="float" office:value="1.056189895" calcext:value-type="float">
            <text:p>1,056189895</text:p>
          </table:table-cell>
          <table:table-cell office:value-type="float" office:value="0.5978847146" calcext:value-type="float">
            <text:p>0,5978847146</text:p>
          </table:table-cell>
          <table:table-cell office:value-type="float" office:value="0.0004706758482" calcext:value-type="float">
            <text:p>0,0004706758</text:p>
          </table:table-cell>
          <table:table-cell office:value-type="float" office:value="0.000003512506282" calcext:value-type="float">
            <text:p>3,512506282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5128" calcext:value-type="float">
            <text:p>145128</text:p>
          </table:table-cell>
          <table:table-cell office:value-type="float" office:value="1.0601933" calcext:value-type="float">
            <text:p>1,0601933</text:p>
          </table:table-cell>
          <table:table-cell office:value-type="float" office:value="0.5998708606" calcext:value-type="float">
            <text:p>0,5998708606</text:p>
          </table:table-cell>
          <table:table-cell office:value-type="float" office:value="0.0002803358366" calcext:value-type="float">
            <text:p>0,0002803358</text:p>
          </table:table-cell>
          <table:table-cell office:value-type="float" office:value="0.000003504198048" calcext:value-type="float">
            <text:p>3,504198048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0613938689" calcext:value-type="float">
            <text:p>1,0613938689</text:p>
          </table:table-cell>
          <table:table-cell table:formula="of:=AVERAGE([.D2:.D11])" office:value-type="float" office:value="0.59322940111" calcext:value-type="float">
            <text:p>0,5932294011</text:p>
          </table:table-cell>
          <table:table-cell table:formula="of:=AVERAGE([.E2:.E11])" office:value-type="float" office:value="0.00051762522048" calcext:value-type="float">
            <text:p>0,0005176252</text:p>
          </table:table-cell>
          <table:table-cell table:formula="of:=AVERAGE([.F2:.F11])" office:value-type="float" office:value="0.0000081785899517" calcext:value-type="float">
            <text:p>8,1785899517E-00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09:29:48.149877294</dc:date>
    <meta:document-statistic meta:table-count="1" meta:cell-count="70" meta:object-count="0"/>
    <meta:generator>LibreOffice/4.1.4.2$Linux_X86_64 LibreOffice_project/410m0$Build-2</meta:generator>
  </office:meta>
</office:document-meta>
</file>